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Stage in Path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tam</text:p>
          </table:table-cell>
          <table:table-cell office:value-type="float" office:value="0.96867174" calcext:value-type="float">
            <text:p>0.96867174</text:p>
          </table:table-cell>
          <table:table-cell office:value-type="float" office:value="0.96863474" calcext:value-type="float">
            <text:p>0.96863474</text:p>
          </table:table-cell>
          <table:table-cell office:value-type="float" office:value="0.9687692" calcext:value-type="float">
            <text:p>0.968769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subj</text:p>
          </table:table-cell>
          <table:table-cell office:value-type="float" office:value="0.93562929" calcext:value-type="float">
            <text:p>0.93562929</text:p>
          </table:table-cell>
          <table:table-cell office:value-type="float" office:value="0.93370937" calcext:value-type="float">
            <text:p>0.93370937</text:p>
          </table:table-cell>
          <table:table-cell office:value-type="float" office:value="0.93948937" calcext:value-type="float">
            <text:p>0.9394893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</text:p>
          </table:table-cell>
          <table:table-cell office:value-type="float" office:value="0.98692995" calcext:value-type="float">
            <text:p>0.98692995</text:p>
          </table:table-cell>
          <table:table-cell office:value-type="float" office:value="0.98665647" calcext:value-type="float">
            <text:p>0.98665647</text:p>
          </table:table-cell>
          <table:table-cell office:value-type="float" office:value="0.98749539" calcext:value-type="float">
            <text:p>0.9874953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</text:p>
          </table:table-cell>
          <table:table-cell office:value-type="float" office:value="0.99046074" calcext:value-type="float">
            <text:p>0.99046074</text:p>
          </table:table-cell>
          <table:table-cell office:value-type="float" office:value="0.99049747" calcext:value-type="float">
            <text:p>0.99049747</text:p>
          </table:table-cell>
          <table:table-cell office:value-type="float" office:value="0.99089038" calcext:value-type="float">
            <text:p>0.9908903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</text:p>
          </table:table-cell>
          <table:table-cell office:value-type="float" office:value="0.96867174" calcext:value-type="float">
            <text:p>0.96867174</text:p>
          </table:table-cell>
          <table:table-cell office:value-type="float" office:value="0.96863474" calcext:value-type="float">
            <text:p>0.96863474</text:p>
          </table:table-cell>
          <table:table-cell office:value-type="float" office:value="0.9687692" calcext:value-type="float">
            <text:p>0.968769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j</text:p>
          </table:table-cell>
          <table:table-cell office:value-type="float" office:value="0.93562929" calcext:value-type="float">
            <text:p>0.93562929</text:p>
          </table:table-cell>
          <table:table-cell office:value-type="float" office:value="0.93370937" calcext:value-type="float">
            <text:p>0.93370937</text:p>
          </table:table-cell>
          <table:table-cell office:value-type="float" office:value="0.93948937" calcext:value-type="float">
            <text:p>0.9394893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obj</text:p>
          </table:table-cell>
          <table:table-cell table:number-columns-repeated="3"/>
        </table:table-row>
      </table:table>
      <table:table table:name="Subj stage" table:style-name="ta1">
        <table:table-column table:style-name="co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22"/>-</text:p>
          </table:table-cell>
          <table:table-cell office:value-type="float" office:value="0.99587836" calcext:value-type="float">
            <text:p>0.99587836</text:p>
          </table:table-cell>
          <table:table-cell office:value-type="float" office:value="0.9860648" calcext:value-type="float">
            <text:p>0.9860648</text:p>
          </table:table-cell>
          <table:table-cell office:value-type="float" office:value="0.99094728" calcext:value-type="float">
            <text:p>0.99094728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1-SG</text:p>
          </table:table-cell>
          <table:table-cell table:number-columns-repeated="3" office:value-type="float" office:value="0.99259259" calcext:value-type="float">
            <text:p>0.9925925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-SG1</text:p>
          </table:table-cell>
          <table:table-cell office:value-type="float" office:value="0.99801675" calcext:value-type="float">
            <text:p>0.99801675</text:p>
          </table:table-cell>
          <table:table-cell office:value-type="float" office:value="1" calcext:value-type="float">
            <text:p>1</text:p>
          </table:table-cell>
          <table:table-cell office:value-type="float" office:value="0.99900739" calcext:value-type="float">
            <text:p>0.99900739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-SG2</text:p>
          </table:table-cell>
          <table:table-cell office:value-type="float" office:value="0.67950963" calcext:value-type="float">
            <text:p>0.67950963</text:p>
          </table:table-cell>
          <table:table-cell office:value-type="float" office:value="0.57227139" calcext:value-type="float">
            <text:p>0.57227139</text:p>
          </table:table-cell>
          <table:table-cell office:value-type="float" office:value="0.62129704" calcext:value-type="float">
            <text:p>0.6212970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-SG3</text:p>
          </table:table-cell>
          <table:table-cell office:value-type="float" office:value="0.99160148" calcext:value-type="float">
            <text:p>0.99160148</text:p>
          </table:table-cell>
          <table:table-cell office:value-type="float" office:value="0.99537152" calcext:value-type="float">
            <text:p>0.99537152</text:p>
          </table:table-cell>
          <table:table-cell office:value-type="float" office:value="0.99348292" calcext:value-type="float">
            <text:p>0.99348292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0-PL</text:p>
          </table:table-cell>
          <table:table-cell office:value-type="float" office:value="0.99326221" calcext:value-type="float">
            <text:p>0.99326221</text:p>
          </table:table-cell>
          <table:table-cell office:value-type="float" office:value="0.99943503" calcext:value-type="float">
            <text:p>0.99943503</text:p>
          </table:table-cell>
          <table:table-cell office:value-type="float" office:value="0.99633906" calcext:value-type="float">
            <text:p>0.9963390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1-SG</text:p>
          </table:table-cell>
          <table:table-cell office:value-type="float" office:value="0.54930362" calcext:value-type="float">
            <text:p>0.54930362</text:p>
          </table:table-cell>
          <table:table-cell office:value-type="float" office:value="0.57492711" calcext:value-type="float">
            <text:p>0.57492711</text:p>
          </table:table-cell>
          <table:table-cell office:value-type="float" office:value="0.56182336" calcext:value-type="float">
            <text:p>0.56182336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5-SG</text:p>
          </table:table-cell>
          <table:table-cell office:value-type="float" office:value="0.75806452" calcext:value-type="float">
            <text:p>0.75806452</text:p>
          </table:table-cell>
          <table:table-cell office:value-type="float" office:value="0.61639344" calcext:value-type="float">
            <text:p>0.61639344</text:p>
          </table:table-cell>
          <table:table-cell office:value-type="float" office:value="0.67992767" calcext:value-type="float">
            <text:p>0.6799276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6-SG</text:p>
          </table:table-cell>
          <table:table-cell office:value-type="float" office:value="0.99619772" calcext:value-type="float">
            <text:p>0.99619772</text:p>
          </table:table-cell>
          <table:table-cell office:value-type="float" office:value="0.98867925" calcext:value-type="float">
            <text:p>0.98867925</text:p>
          </table:table-cell>
          <table:table-cell office:value-type="float" office:value="0.99242424" calcext:value-type="float">
            <text:p>0.9924242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7-SG</text:p>
          </table:table-cell>
          <table:table-cell office:value-type="float" office:value="0.88604353" calcext:value-type="float">
            <text:p>0.88604353</text:p>
          </table:table-cell>
          <table:table-cell office:value-type="float" office:value="0.89060489" calcext:value-type="float">
            <text:p>0.89060489</text:p>
          </table:table-cell>
          <table:table-cell office:value-type="float" office:value="0.88831836" calcext:value-type="float">
            <text:p>0.88831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8-SG</text:p>
          </table:table-cell>
          <table:table-cell office:value-type="float" office:value="0.82" calcext:value-type="float">
            <text:p>0.82</text:p>
          </table:table-cell>
          <table:table-cell office:value-type="float" office:value="0.80392157" calcext:value-type="float">
            <text:p>0.80392157</text:p>
          </table:table-cell>
          <table:table-cell office:value-type="float" office:value="0.81188119" calcext:value-type="float">
            <text:p>0.811881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2-PL</text:p>
          </table:table-cell>
          <table:table-cell office:value-type="float" office:value="1" calcext:value-type="float">
            <text:p>1</text:p>
          </table:table-cell>
          <table:table-cell office:value-type="float" office:value="0.94623656" calcext:value-type="float">
            <text:p>0.94623656</text:p>
          </table:table-cell>
          <table:table-cell office:value-type="float" office:value="0.97237569" calcext:value-type="float">
            <text:p>0.9723756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2-PL1</text:p>
          </table:table-cell>
          <table:table-cell office:value-type="float" office:value="0.99522863" calcext:value-type="float">
            <text:p>0.99522863</text:p>
          </table:table-cell>
          <table:table-cell office:value-type="float" office:value="0.99880287" calcext:value-type="float">
            <text:p>0.99880287</text:p>
          </table:table-cell>
          <table:table-cell office:value-type="float" office:value="0.99701255" calcext:value-type="float">
            <text:p>0.99701255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2-PL2</text:p>
          </table:table-cell>
          <table:table-cell office:value-type="float" office:value="0.96943231" calcext:value-type="float">
            <text:p>0.96943231</text:p>
          </table:table-cell>
          <table:table-cell office:value-type="float" office:value="0.98013245" calcext:value-type="float">
            <text:p>0.98013245</text:p>
          </table:table-cell>
          <table:table-cell office:value-type="float" office:value="0.97475302" calcext:value-type="float">
            <text:p>0.9747530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2-PL3</text:p>
          </table:table-cell>
          <table:table-cell office:value-type="float" office:value="0.95775589" calcext:value-type="float">
            <text:p>0.95775589</text:p>
          </table:table-cell>
          <table:table-cell office:value-type="float" office:value="0.99067358" calcext:value-type="float">
            <text:p>0.99067358</text:p>
          </table:table-cell>
          <table:table-cell office:value-type="float" office:value="0.97393667" calcext:value-type="float">
            <text:p>0.97393667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3-SG</text:p>
          </table:table-cell>
          <table:table-cell office:value-type="float" office:value="0.51448809" calcext:value-type="float">
            <text:p>0.51448809</text:p>
          </table:table-cell>
          <table:table-cell office:value-type="float" office:value="0.50219987" calcext:value-type="float">
            <text:p>0.50219987</text:p>
          </table:table-cell>
          <table:table-cell office:value-type="float" office:value="0.50826972" calcext:value-type="float">
            <text:p>0.50826972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4-PL</text:p>
          </table:table-cell>
          <table:table-cell office:value-type="float" office:value="0.22058824" calcext:value-type="float">
            <text:p>0.2205882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07009346" calcext:value-type="float">
            <text:p>0.0700934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5-SG</text:p>
          </table:table-cell>
          <table:table-cell office:value-type="float" office:value="0.98795181" calcext:value-type="float">
            <text:p>0.98795181</text:p>
          </table:table-cell>
          <table:table-cell office:value-type="float" office:value="0.99429387" calcext:value-type="float">
            <text:p>0.99429387</text:p>
          </table:table-cell>
          <table:table-cell office:value-type="float" office:value="0.99111269" calcext:value-type="float">
            <text:p>0.99111269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6-PL</text:p>
          </table:table-cell>
          <table:table-cell office:value-type="float" office:value="0.82919847" calcext:value-type="float">
            <text:p>0.82919847</text:p>
          </table:table-cell>
          <table:table-cell office:value-type="float" office:value="0.94149512" calcext:value-type="float">
            <text:p>0.94149512</text:p>
          </table:table-cell>
          <table:table-cell office:value-type="float" office:value="0.8817859" calcext:value-type="float">
            <text:p>0.881785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8"/>SUB-PREF=6-PLSG</text:p>
          </table:table-cell>
          <table:table-cell office:value-type="float" office:value="0.30434783" calcext:value-type="float">
            <text:p>0.30434783</text:p>
          </table:table-cell>
          <table:table-cell office:value-type="float" office:value="0.10852713" calcext:value-type="float">
            <text:p>0.10852713</text:p>
          </table:table-cell>
          <table:table-cell office:value-type="float" office:value="0.16" calcext:value-type="float">
            <text:p>0.1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7-SG</text:p>
          </table:table-cell>
          <table:table-cell office:value-type="float" office:value="0.99101796" calcext:value-type="float">
            <text:p>0.99101796</text:p>
          </table:table-cell>
          <table:table-cell office:value-type="float" office:value="0.99498998" calcext:value-type="float">
            <text:p>0.99498998</text:p>
          </table:table-cell>
          <table:table-cell office:value-type="float" office:value="0.993" calcext:value-type="float">
            <text:p>0.99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8-PL</text:p>
          </table:table-cell>
          <table:table-cell office:value-type="float" office:value="0.98253968" calcext:value-type="float">
            <text:p>0.98253968</text:p>
          </table:table-cell>
          <table:table-cell office:value-type="float" office:value="1" calcext:value-type="float">
            <text:p>1</text:p>
          </table:table-cell>
          <table:table-cell office:value-type="float" office:value="0.99119295" calcext:value-type="float">
            <text:p>0.9911929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9-SG</text:p>
          </table:table-cell>
          <table:table-cell office:value-type="float" office:value="0.92833333" calcext:value-type="float">
            <text:p>0.92833333</text:p>
          </table:table-cell>
          <table:table-cell office:value-type="float" office:value="0.98661681" calcext:value-type="float">
            <text:p>0.98661681</text:p>
          </table:table-cell>
          <table:table-cell office:value-type="float" office:value="0.95658811" calcext:value-type="float">
            <text:p>0.95658811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SUB-PREF=ARCHAIC-PR-y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SUB-PREF=HABIT-PL</text:p>
          </table:table-cell>
          <table:table-cell office:value-type="float" office:value="0.44175824" calcext:value-type="float">
            <text:p>0.44175824</text:p>
          </table:table-cell>
          <table:table-cell office:value-type="float" office:value="0.36880734" calcext:value-type="float">
            <text:p>0.36880734</text:p>
          </table:table-cell>
          <table:table-cell office:value-type="float" office:value="0.402" calcext:value-type="float">
            <text:p>0.40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SUB-PREF=HABIT-SG</text:p>
          </table:table-cell>
          <table:table-cell office:value-type="float" office:value="0.60585586" calcext:value-type="float">
            <text:p>0.60585586</text:p>
          </table:table-cell>
          <table:table-cell office:value-type="float" office:value="0.67929293" calcext:value-type="float">
            <text:p>0.67929293</text:p>
          </table:table-cell>
          <table:table-cell office:value-type="float" office:value="0.64047619" calcext:value-type="float">
            <text:p>0.6404761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1"/>SUB-PREF=PL1</text:p>
          </table:table-cell>
          <table:table-cell office:value-type="float" office:value="1" calcext:value-type="float">
            <text:p>1</text:p>
          </table:table-cell>
          <table:table-cell office:value-type="float" office:value="0.98717949" calcext:value-type="float">
            <text:p>0.98717949</text:p>
          </table:table-cell>
          <table:table-cell office:value-type="float" office:value="0.99354839" calcext:value-type="float">
            <text:p>0.993548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1"/>SUB-PREF=SG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1"/>SUB-PREF=SG2</text:p>
          </table:table-cell>
          <table:table-cell office:value-type="float" office:value="0.5" calcext:value-type="float">
            <text:p>0.5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42424242" calcext:value-type="float">
            <text:p>0.424242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-</text:p>
          </table:table-cell>
          <table:table-cell office:value-type="float" office:value="0.99587836" calcext:value-type="float">
            <text:p>0.99587836</text:p>
          </table:table-cell>
          <table:table-cell office:value-type="float" office:value="0.9860648" calcext:value-type="float">
            <text:p>0.9860648</text:p>
          </table:table-cell>
          <table:table-cell office:value-type="float" office:value="0.99094728" calcext:value-type="float">
            <text:p>0.99094728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</text:p>
          </table:table-cell>
          <table:table-cell table:number-columns-repeated="3" office:value-type="float" office:value="0.99259259" calcext:value-type="float">
            <text:p>0.9925925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1</text:p>
          </table:table-cell>
          <table:table-cell office:value-type="float" office:value="0.99801675" calcext:value-type="float">
            <text:p>0.99801675</text:p>
          </table:table-cell>
          <table:table-cell office:value-type="float" office:value="1" calcext:value-type="float">
            <text:p>1</text:p>
          </table:table-cell>
          <table:table-cell office:value-type="float" office:value="0.99900739" calcext:value-type="float">
            <text:p>0.99900739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2</text:p>
          </table:table-cell>
          <table:table-cell office:value-type="float" office:value="0.67950963" calcext:value-type="float">
            <text:p>0.67950963</text:p>
          </table:table-cell>
          <table:table-cell office:value-type="float" office:value="0.57227139" calcext:value-type="float">
            <text:p>0.57227139</text:p>
          </table:table-cell>
          <table:table-cell office:value-type="float" office:value="0.62129704" calcext:value-type="float">
            <text:p>0.6212970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3</text:p>
          </table:table-cell>
          <table:table-cell office:value-type="float" office:value="0.99160148" calcext:value-type="float">
            <text:p>0.99160148</text:p>
          </table:table-cell>
          <table:table-cell office:value-type="float" office:value="0.99537152" calcext:value-type="float">
            <text:p>0.99537152</text:p>
          </table:table-cell>
          <table:table-cell office:value-type="float" office:value="0.99348292" calcext:value-type="float">
            <text:p>0.99348292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0-PL</text:p>
          </table:table-cell>
          <table:table-cell office:value-type="float" office:value="0.99326221" calcext:value-type="float">
            <text:p>0.99326221</text:p>
          </table:table-cell>
          <table:table-cell office:value-type="float" office:value="0.99943503" calcext:value-type="float">
            <text:p>0.99943503</text:p>
          </table:table-cell>
          <table:table-cell office:value-type="float" office:value="0.99633906" calcext:value-type="float">
            <text:p>0.9963390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1-SG</text:p>
          </table:table-cell>
          <table:table-cell office:value-type="float" office:value="0.54930362" calcext:value-type="float">
            <text:p>0.54930362</text:p>
          </table:table-cell>
          <table:table-cell office:value-type="float" office:value="0.57492711" calcext:value-type="float">
            <text:p>0.57492711</text:p>
          </table:table-cell>
          <table:table-cell office:value-type="float" office:value="0.56182336" calcext:value-type="float">
            <text:p>0.56182336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5-SG</text:p>
          </table:table-cell>
          <table:table-cell office:value-type="float" office:value="0.75806452" calcext:value-type="float">
            <text:p>0.75806452</text:p>
          </table:table-cell>
          <table:table-cell office:value-type="float" office:value="0.61639344" calcext:value-type="float">
            <text:p>0.61639344</text:p>
          </table:table-cell>
          <table:table-cell office:value-type="float" office:value="0.67992767" calcext:value-type="float">
            <text:p>0.6799276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6-SG</text:p>
          </table:table-cell>
          <table:table-cell office:value-type="float" office:value="0.99619772" calcext:value-type="float">
            <text:p>0.99619772</text:p>
          </table:table-cell>
          <table:table-cell office:value-type="float" office:value="0.98867925" calcext:value-type="float">
            <text:p>0.98867925</text:p>
          </table:table-cell>
          <table:table-cell office:value-type="float" office:value="0.99242424" calcext:value-type="float">
            <text:p>0.9924242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7-SG</text:p>
          </table:table-cell>
          <table:table-cell office:value-type="float" office:value="0.88604353" calcext:value-type="float">
            <text:p>0.88604353</text:p>
          </table:table-cell>
          <table:table-cell office:value-type="float" office:value="0.89060489" calcext:value-type="float">
            <text:p>0.89060489</text:p>
          </table:table-cell>
          <table:table-cell office:value-type="float" office:value="0.88831836" calcext:value-type="float">
            <text:p>0.88831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8-SG</text:p>
          </table:table-cell>
          <table:table-cell office:value-type="float" office:value="0.82" calcext:value-type="float">
            <text:p>0.82</text:p>
          </table:table-cell>
          <table:table-cell office:value-type="float" office:value="0.80392157" calcext:value-type="float">
            <text:p>0.80392157</text:p>
          </table:table-cell>
          <table:table-cell office:value-type="float" office:value="0.81188119" calcext:value-type="float">
            <text:p>0.811881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</text:p>
          </table:table-cell>
          <table:table-cell office:value-type="float" office:value="1" calcext:value-type="float">
            <text:p>1</text:p>
          </table:table-cell>
          <table:table-cell office:value-type="float" office:value="0.94623656" calcext:value-type="float">
            <text:p>0.94623656</text:p>
          </table:table-cell>
          <table:table-cell office:value-type="float" office:value="0.97237569" calcext:value-type="float">
            <text:p>0.9723756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1</text:p>
          </table:table-cell>
          <table:table-cell office:value-type="float" office:value="0.99522863" calcext:value-type="float">
            <text:p>0.99522863</text:p>
          </table:table-cell>
          <table:table-cell office:value-type="float" office:value="0.99880287" calcext:value-type="float">
            <text:p>0.99880287</text:p>
          </table:table-cell>
          <table:table-cell office:value-type="float" office:value="0.99701255" calcext:value-type="float">
            <text:p>0.99701255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2</text:p>
          </table:table-cell>
          <table:table-cell office:value-type="float" office:value="0.96943231" calcext:value-type="float">
            <text:p>0.96943231</text:p>
          </table:table-cell>
          <table:table-cell office:value-type="float" office:value="0.98013245" calcext:value-type="float">
            <text:p>0.98013245</text:p>
          </table:table-cell>
          <table:table-cell office:value-type="float" office:value="0.97475302" calcext:value-type="float">
            <text:p>0.9747530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3</text:p>
          </table:table-cell>
          <table:table-cell office:value-type="float" office:value="0.95775589" calcext:value-type="float">
            <text:p>0.95775589</text:p>
          </table:table-cell>
          <table:table-cell office:value-type="float" office:value="0.99067358" calcext:value-type="float">
            <text:p>0.99067358</text:p>
          </table:table-cell>
          <table:table-cell office:value-type="float" office:value="0.97393667" calcext:value-type="float">
            <text:p>0.97393667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3-SG</text:p>
          </table:table-cell>
          <table:table-cell office:value-type="float" office:value="0.51448809" calcext:value-type="float">
            <text:p>0.51448809</text:p>
          </table:table-cell>
          <table:table-cell office:value-type="float" office:value="0.50219987" calcext:value-type="float">
            <text:p>0.50219987</text:p>
          </table:table-cell>
          <table:table-cell office:value-type="float" office:value="0.50826972" calcext:value-type="float">
            <text:p>0.50826972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4-PL</text:p>
          </table:table-cell>
          <table:table-cell office:value-type="float" office:value="0.22058824" calcext:value-type="float">
            <text:p>0.2205882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07009346" calcext:value-type="float">
            <text:p>0.0700934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5-SG</text:p>
          </table:table-cell>
          <table:table-cell office:value-type="float" office:value="0.98795181" calcext:value-type="float">
            <text:p>0.98795181</text:p>
          </table:table-cell>
          <table:table-cell office:value-type="float" office:value="0.99429387" calcext:value-type="float">
            <text:p>0.99429387</text:p>
          </table:table-cell>
          <table:table-cell office:value-type="float" office:value="0.99111269" calcext:value-type="float">
            <text:p>0.99111269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6-PL</text:p>
          </table:table-cell>
          <table:table-cell office:value-type="float" office:value="0.82919847" calcext:value-type="float">
            <text:p>0.82919847</text:p>
          </table:table-cell>
          <table:table-cell office:value-type="float" office:value="0.94149512" calcext:value-type="float">
            <text:p>0.94149512</text:p>
          </table:table-cell>
          <table:table-cell office:value-type="float" office:value="0.8817859" calcext:value-type="float">
            <text:p>0.881785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6-PLSG</text:p>
          </table:table-cell>
          <table:table-cell office:value-type="float" office:value="0.30434783" calcext:value-type="float">
            <text:p>0.30434783</text:p>
          </table:table-cell>
          <table:table-cell office:value-type="float" office:value="0.10852713" calcext:value-type="float">
            <text:p>0.10852713</text:p>
          </table:table-cell>
          <table:table-cell office:value-type="float" office:value="0.16" calcext:value-type="float">
            <text:p>0.1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7-SG</text:p>
          </table:table-cell>
          <table:table-cell office:value-type="float" office:value="0.99101796" calcext:value-type="float">
            <text:p>0.99101796</text:p>
          </table:table-cell>
          <table:table-cell office:value-type="float" office:value="0.99498998" calcext:value-type="float">
            <text:p>0.99498998</text:p>
          </table:table-cell>
          <table:table-cell office:value-type="float" office:value="0.993" calcext:value-type="float">
            <text:p>0.99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8-PL</text:p>
          </table:table-cell>
          <table:table-cell office:value-type="float" office:value="0.98253968" calcext:value-type="float">
            <text:p>0.98253968</text:p>
          </table:table-cell>
          <table:table-cell office:value-type="float" office:value="1" calcext:value-type="float">
            <text:p>1</text:p>
          </table:table-cell>
          <table:table-cell office:value-type="float" office:value="0.99119295" calcext:value-type="float">
            <text:p>0.9911929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9-SG</text:p>
          </table:table-cell>
          <table:table-cell office:value-type="float" office:value="0.92833333" calcext:value-type="float">
            <text:p>0.92833333</text:p>
          </table:table-cell>
          <table:table-cell office:value-type="float" office:value="0.98661681" calcext:value-type="float">
            <text:p>0.98661681</text:p>
          </table:table-cell>
          <table:table-cell office:value-type="float" office:value="0.95658811" calcext:value-type="float">
            <text:p>0.95658811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ARCHAIC-PR-y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HABIT-PL</text:p>
          </table:table-cell>
          <table:table-cell office:value-type="float" office:value="0.44175824" calcext:value-type="float">
            <text:p>0.44175824</text:p>
          </table:table-cell>
          <table:table-cell office:value-type="float" office:value="0.36880734" calcext:value-type="float">
            <text:p>0.36880734</text:p>
          </table:table-cell>
          <table:table-cell office:value-type="float" office:value="0.402" calcext:value-type="float">
            <text:p>0.40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HABIT-SG</text:p>
          </table:table-cell>
          <table:table-cell office:value-type="float" office:value="0.60585586" calcext:value-type="float">
            <text:p>0.60585586</text:p>
          </table:table-cell>
          <table:table-cell office:value-type="float" office:value="0.67929293" calcext:value-type="float">
            <text:p>0.67929293</text:p>
          </table:table-cell>
          <table:table-cell office:value-type="float" office:value="0.64047619" calcext:value-type="float">
            <text:p>0.6404761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PL1</text:p>
          </table:table-cell>
          <table:table-cell office:value-type="float" office:value="1" calcext:value-type="float">
            <text:p>1</text:p>
          </table:table-cell>
          <table:table-cell office:value-type="float" office:value="0.98717949" calcext:value-type="float">
            <text:p>0.98717949</text:p>
          </table:table-cell>
          <table:table-cell office:value-type="float" office:value="0.99354839" calcext:value-type="float">
            <text:p>0.993548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SG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SG2</text:p>
          </table:table-cell>
          <table:table-cell office:value-type="float" office:value="0.5" calcext:value-type="float">
            <text:p>0.5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42424242" calcext:value-type="float">
            <text:p>0.42424242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TAM stage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2"/>-</text:p>
          </table:table-cell>
          <table:table-cell office:value-type="float" office:value="0.99096592" calcext:value-type="float">
            <text:p>0.99096592</text:p>
          </table:table-cell>
          <table:table-cell office:value-type="float" office:value="0.99312881" calcext:value-type="float">
            <text:p>0.99312881</text:p>
          </table:table-cell>
          <table:table-cell office:value-type="float" office:value="0.99204619" calcext:value-type="float">
            <text:p>0.99204619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COND</text:p>
          </table:table-cell>
          <table:table-cell office:value-type="float" office:value="0.72751149" calcext:value-type="float">
            <text:p>0.72751149</text:p>
          </table:table-cell>
          <table:table-cell office:value-type="float" office:value="0.71808166" calcext:value-type="float">
            <text:p>0.71808166</text:p>
          </table:table-cell>
          <table:table-cell office:value-type="float" office:value="0.72276582" calcext:value-type="float">
            <text:p>0.7227658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/>TAM=COND-NEG</text:p>
          </table:table-cell>
          <table:table-cell office:value-type="float" office:value="0.96296296" calcext:value-type="float">
            <text:p>0.96296296</text:p>
          </table:table-cell>
          <table:table-cell office:value-type="float" office:value="1" calcext:value-type="float">
            <text:p>1</text:p>
          </table:table-cell>
          <table:table-cell office:value-type="float" office:value="0.98113208" calcext:value-type="float">
            <text:p>0.981132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TAM=FUT</text:p>
          </table:table-cell>
          <table:table-cell office:value-type="float" office:value="0.96277228" calcext:value-type="float">
            <text:p>0.96277228</text:p>
          </table:table-cell>
          <table:table-cell office:value-type="float" office:value="0.92503805" calcext:value-type="float">
            <text:p>0.92503805</text:p>
          </table:table-cell>
          <table:table-cell office:value-type="float" office:value="0.94352804" calcext:value-type="float">
            <text:p>0.94352804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NARR</text:p>
          </table:table-cell>
          <table:table-cell office:value-type="float" office:value="0.9527027" calcext:value-type="float">
            <text:p>0.9527027</text:p>
          </table:table-cell>
          <table:table-cell office:value-type="float" office:value="0.8757764" calcext:value-type="float">
            <text:p>0.8757764</text:p>
          </table:table-cell>
          <table:table-cell office:value-type="float" office:value="0.91262136" calcext:value-type="float">
            <text:p>0.912621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TAM=NEG</text:p>
          </table:table-cell>
          <table:table-cell office:value-type="float" office:value="0.97018795" calcext:value-type="float">
            <text:p>0.97018795</text:p>
          </table:table-cell>
          <table:table-cell office:value-type="float" office:value="0.96642995" calcext:value-type="float">
            <text:p>0.96642995</text:p>
          </table:table-cell>
          <table:table-cell office:value-type="float" office:value="0.9683053" calcext:value-type="float">
            <text:p>0.968305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PAST</text:p>
          </table:table-cell>
          <table:table-cell office:value-type="float" office:value="0.95651893" calcext:value-type="float">
            <text:p>0.95651893</text:p>
          </table:table-cell>
          <table:table-cell office:value-type="float" office:value="0.96753714" calcext:value-type="float">
            <text:p>0.96753714</text:p>
          </table:table-cell>
          <table:table-cell office:value-type="float" office:value="0.96199649" calcext:value-type="float">
            <text:p>0.96199649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/>TAM=PAST-NEG</text:p>
          </table:table-cell>
          <table:table-cell office:value-type="float" office:value="0.96436285" calcext:value-type="float">
            <text:p>0.96436285</text:p>
          </table:table-cell>
          <table:table-cell office:value-type="float" office:value="0.95304162" calcext:value-type="float">
            <text:p>0.95304162</text:p>
          </table:table-cell>
          <table:table-cell office:value-type="float" office:value="0.95866881" calcext:value-type="float">
            <text:p>0.9586688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PERF</text:p>
          </table:table-cell>
          <table:table-cell office:value-type="float" office:value="0.99860452" calcext:value-type="float">
            <text:p>0.99860452</text:p>
          </table:table-cell>
          <table:table-cell office:value-type="float" office:value="0.99804742" calcext:value-type="float">
            <text:p>0.99804742</text:p>
          </table:table-cell>
          <table:table-cell office:value-type="float" office:value="0.99832589" calcext:value-type="float">
            <text:p>0.99832589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7"/>TAM=PR</text:p>
          </table:table-cell>
          <table:table-cell office:value-type="float" office:value="0.95070281" calcext:value-type="float">
            <text:p>0.95070281</text:p>
          </table:table-cell>
          <table:table-cell office:value-type="float" office:value="0.9463322" calcext:value-type="float">
            <text:p>0.9463322</text:p>
          </table:table-cell>
          <table:table-cell office:value-type="float" office:value="0.94851247" calcext:value-type="float">
            <text:p>0.94851247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SBJN</text:p>
          </table:table-cell>
          <table:table-cell office:value-type="float" office:value="0.99056397" calcext:value-type="float">
            <text:p>0.99056397</text:p>
          </table:table-cell>
          <table:table-cell office:value-type="float" office:value="0.98451472" calcext:value-type="float">
            <text:p>0.98451472</text:p>
          </table:table-cell>
          <table:table-cell office:value-type="float" office:value="0.98753008" calcext:value-type="float">
            <text:p>0.9875300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TAM=SBJN-C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-</text:p>
          </table:table-cell>
          <table:table-cell office:value-type="float" office:value="0.99096592" calcext:value-type="float">
            <text:p>0.99096592</text:p>
          </table:table-cell>
          <table:table-cell office:value-type="float" office:value="0.99312881" calcext:value-type="float">
            <text:p>0.99312881</text:p>
          </table:table-cell>
          <table:table-cell office:value-type="float" office:value="0.99204619" calcext:value-type="float">
            <text:p>0.99204619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COND</text:p>
          </table:table-cell>
          <table:table-cell office:value-type="float" office:value="0.72751149" calcext:value-type="float">
            <text:p>0.72751149</text:p>
          </table:table-cell>
          <table:table-cell office:value-type="float" office:value="0.71808166" calcext:value-type="float">
            <text:p>0.71808166</text:p>
          </table:table-cell>
          <table:table-cell office:value-type="float" office:value="0.72276582" calcext:value-type="float">
            <text:p>0.7227658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COND-NEG</text:p>
          </table:table-cell>
          <table:table-cell office:value-type="float" office:value="0.96296296" calcext:value-type="float">
            <text:p>0.96296296</text:p>
          </table:table-cell>
          <table:table-cell office:value-type="float" office:value="1" calcext:value-type="float">
            <text:p>1</text:p>
          </table:table-cell>
          <table:table-cell office:value-type="float" office:value="0.98113208" calcext:value-type="float">
            <text:p>0.981132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FUT</text:p>
          </table:table-cell>
          <table:table-cell office:value-type="float" office:value="0.96277228" calcext:value-type="float">
            <text:p>0.96277228</text:p>
          </table:table-cell>
          <table:table-cell office:value-type="float" office:value="0.92503805" calcext:value-type="float">
            <text:p>0.92503805</text:p>
          </table:table-cell>
          <table:table-cell office:value-type="float" office:value="0.94352804" calcext:value-type="float">
            <text:p>0.94352804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NARR</text:p>
          </table:table-cell>
          <table:table-cell office:value-type="float" office:value="0.9527027" calcext:value-type="float">
            <text:p>0.9527027</text:p>
          </table:table-cell>
          <table:table-cell office:value-type="float" office:value="0.8757764" calcext:value-type="float">
            <text:p>0.8757764</text:p>
          </table:table-cell>
          <table:table-cell office:value-type="float" office:value="0.91262136" calcext:value-type="float">
            <text:p>0.912621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NEG</text:p>
          </table:table-cell>
          <table:table-cell office:value-type="float" office:value="0.97018795" calcext:value-type="float">
            <text:p>0.97018795</text:p>
          </table:table-cell>
          <table:table-cell office:value-type="float" office:value="0.96642995" calcext:value-type="float">
            <text:p>0.96642995</text:p>
          </table:table-cell>
          <table:table-cell office:value-type="float" office:value="0.9683053" calcext:value-type="float">
            <text:p>0.968305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AST</text:p>
          </table:table-cell>
          <table:table-cell office:value-type="float" office:value="0.95651893" calcext:value-type="float">
            <text:p>0.95651893</text:p>
          </table:table-cell>
          <table:table-cell office:value-type="float" office:value="0.96753714" calcext:value-type="float">
            <text:p>0.96753714</text:p>
          </table:table-cell>
          <table:table-cell office:value-type="float" office:value="0.96199649" calcext:value-type="float">
            <text:p>0.96199649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AST-NEG</text:p>
          </table:table-cell>
          <table:table-cell office:value-type="float" office:value="0.96436285" calcext:value-type="float">
            <text:p>0.96436285</text:p>
          </table:table-cell>
          <table:table-cell office:value-type="float" office:value="0.95304162" calcext:value-type="float">
            <text:p>0.95304162</text:p>
          </table:table-cell>
          <table:table-cell office:value-type="float" office:value="0.95866881" calcext:value-type="float">
            <text:p>0.9586688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ERF</text:p>
          </table:table-cell>
          <table:table-cell office:value-type="float" office:value="0.99860452" calcext:value-type="float">
            <text:p>0.99860452</text:p>
          </table:table-cell>
          <table:table-cell office:value-type="float" office:value="0.99804742" calcext:value-type="float">
            <text:p>0.99804742</text:p>
          </table:table-cell>
          <table:table-cell office:value-type="float" office:value="0.99832589" calcext:value-type="float">
            <text:p>0.99832589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R</text:p>
          </table:table-cell>
          <table:table-cell office:value-type="float" office:value="0.95070281" calcext:value-type="float">
            <text:p>0.95070281</text:p>
          </table:table-cell>
          <table:table-cell office:value-type="float" office:value="0.9463322" calcext:value-type="float">
            <text:p>0.9463322</text:p>
          </table:table-cell>
          <table:table-cell office:value-type="float" office:value="0.94851247" calcext:value-type="float">
            <text:p>0.94851247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SBJN</text:p>
          </table:table-cell>
          <table:table-cell office:value-type="float" office:value="0.99056397" calcext:value-type="float">
            <text:p>0.99056397</text:p>
          </table:table-cell>
          <table:table-cell office:value-type="float" office:value="0.98451472" calcext:value-type="float">
            <text:p>0.98451472</text:p>
          </table:table-cell>
          <table:table-cell office:value-type="float" office:value="0.98753008" calcext:value-type="float">
            <text:p>0.9875300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SBJN-C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Obj stage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-</text:p>
          </table:table-cell>
          <table:table-cell office:value-type="float" office:value="0.99447145" calcext:value-type="float">
            <text:p>0.99447145</text:p>
          </table:table-cell>
          <table:table-cell office:value-type="float" office:value="0.99730509" calcext:value-type="float">
            <text:p>0.99730509</text:p>
          </table:table-cell>
          <table:table-cell office:value-type="float" office:value="0.99588625" calcext:value-type="float">
            <text:p>0.99588625</text:p>
          </table:table-cell>
          <table:table-cell office:value-type="float" office:value="58258" calcext:value-type="float">
            <text:p>5825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-SG1</text:p>
          </table:table-cell>
          <table:table-cell office:value-type="float" office:value="0.98366013" calcext:value-type="float">
            <text:p>0.98366013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0.96166134" calcext:value-type="float">
            <text:p>0.961661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-SG2</text:p>
          </table:table-cell>
          <table:table-cell office:value-type="float" office:value="0.93401015" calcext:value-type="float">
            <text:p>0.93401015</text:p>
          </table:table-cell>
          <table:table-cell office:value-type="float" office:value="0.87203791" calcext:value-type="float">
            <text:p>0.87203791</text:p>
          </table:table-cell>
          <table:table-cell office:value-type="float" office:value="0.90196078" calcext:value-type="float">
            <text:p>0.9019607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-SG3</text:p>
          </table:table-cell>
          <table:table-cell office:value-type="float" office:value="0.98411215" calcext:value-type="float">
            <text:p>0.98411215</text:p>
          </table:table-cell>
          <table:table-cell office:value-type="float" office:value="0.99199246" calcext:value-type="float">
            <text:p>0.99199246</text:p>
          </table:table-cell>
          <table:table-cell office:value-type="float" office:value="0.98803659" calcext:value-type="float">
            <text:p>0.98803659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0-PL</text:p>
          </table:table-cell>
          <table:table-cell office:value-type="float" office:value="0.9887218" calcext:value-type="float">
            <text:p>0.9887218</text:p>
          </table:table-cell>
          <table:table-cell office:value-type="float" office:value="0.97407407" calcext:value-type="float">
            <text:p>0.97407407</text:p>
          </table:table-cell>
          <table:table-cell office:value-type="float" office:value="0.98134328" calcext:value-type="float">
            <text:p>0.9813432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1-SG</text:p>
          </table:table-cell>
          <table:table-cell office:value-type="float" office:value="0.27659574" calcext:value-type="float">
            <text:p>0.27659574</text:p>
          </table:table-cell>
          <table:table-cell office:value-type="float" office:value="0.23214286" calcext:value-type="float">
            <text:p>0.23214286</text:p>
          </table:table-cell>
          <table:table-cell office:value-type="float" office:value="0.25242718" calcext:value-type="float">
            <text:p>0.252427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5-SG</text:p>
          </table:table-cell>
          <table:table-cell office:value-type="float" office:value="0.81818182" calcext:value-type="float">
            <text:p>0.81818182</text:p>
          </table:table-cell>
          <table:table-cell office:value-type="float" office:value="0.40909091" calcext:value-type="float">
            <text:p>0.40909091</text:p>
          </table:table-cell>
          <table:table-cell office:value-type="float" office:value="0.54545455" calcext:value-type="float">
            <text:p>0.54545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6-SG</text:p>
          </table:table-cell>
          <table:table-cell office:value-type="float" office:value="0.9" calcext:value-type="float">
            <text:p>0.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48648649" calcext:value-type="float">
            <text:p>0.486486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2-PL1</text:p>
          </table:table-cell>
          <table:table-cell office:value-type="float" office:value="0.95939086" calcext:value-type="float">
            <text:p>0.95939086</text:p>
          </table:table-cell>
          <table:table-cell office:value-type="float" office:value="0.85909091" calcext:value-type="float">
            <text:p>0.85909091</text:p>
          </table:table-cell>
          <table:table-cell office:value-type="float" office:value="0.90647482" calcext:value-type="float">
            <text:p>0.9064748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2-PL2</text:p>
          </table:table-cell>
          <table:table-cell office:value-type="float" office:value="0.69127517" calcext:value-type="float">
            <text:p>0.69127517</text:p>
          </table:table-cell>
          <table:table-cell office:value-type="float" office:value="0.70068027" calcext:value-type="float">
            <text:p>0.70068027</text:p>
          </table:table-cell>
          <table:table-cell office:value-type="float" office:value="0.69594595" calcext:value-type="float">
            <text:p>0.6959459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2-PL3</text:p>
          </table:table-cell>
          <table:table-cell office:value-type="float" office:value="0.93529412" calcext:value-type="float">
            <text:p>0.93529412</text:p>
          </table:table-cell>
          <table:table-cell office:value-type="float" office:value="0.92982456" calcext:value-type="float">
            <text:p>0.92982456</text:p>
          </table:table-cell>
          <table:table-cell office:value-type="float" office:value="0.93255132" calcext:value-type="float">
            <text:p>0.9325513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3-SG</text:p>
          </table:table-cell>
          <table:table-cell office:value-type="float" office:value="0.84385382" calcext:value-type="float">
            <text:p>0.84385382</text:p>
          </table:table-cell>
          <table:table-cell office:value-type="float" office:value="0.78881988" calcext:value-type="float">
            <text:p>0.78881988</text:p>
          </table:table-cell>
          <table:table-cell office:value-type="float" office:value="0.81540931" calcext:value-type="float">
            <text:p>0.8154093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4-PL</text:p>
          </table:table-cell>
          <table:table-cell office:value-type="float" office:value="0.25" calcext:value-type="float">
            <text:p>0.2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61658" calcext:value-type="float">
            <text:p>0.176165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5-SG</text:p>
          </table:table-cell>
          <table:table-cell office:value-type="float" office:value="0.9701897" calcext:value-type="float">
            <text:p>0.9701897</text:p>
          </table:table-cell>
          <table:table-cell office:value-type="float" office:value="0.92268041" calcext:value-type="float">
            <text:p>0.92268041</text:p>
          </table:table-cell>
          <table:table-cell office:value-type="float" office:value="0.94583884" calcext:value-type="float">
            <text:p>0.9458388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6-PL</text:p>
          </table:table-cell>
          <table:table-cell office:value-type="float" office:value="0.98313253" calcext:value-type="float">
            <text:p>0.98313253</text:p>
          </table:table-cell>
          <table:table-cell office:value-type="float" office:value="0.99029126" calcext:value-type="float">
            <text:p>0.99029126</text:p>
          </table:table-cell>
          <table:table-cell office:value-type="float" office:value="0.98669891" calcext:value-type="float">
            <text:p>0.9866989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7-SG</text:p>
          </table:table-cell>
          <table:table-cell office:value-type="float" office:value="0.94166667" calcext:value-type="float">
            <text:p>0.94166667</text:p>
          </table:table-cell>
          <table:table-cell office:value-type="float" office:value="0.84962406" calcext:value-type="float">
            <text:p>0.84962406</text:p>
          </table:table-cell>
          <table:table-cell office:value-type="float" office:value="0.89328063" calcext:value-type="float">
            <text:p>0.8932806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8-PL</text:p>
          </table:table-cell>
          <table:table-cell office:value-type="float" office:value="0.95945946" calcext:value-type="float">
            <text:p>0.95945946</text:p>
          </table:table-cell>
          <table:table-cell office:value-type="float" office:value="0.93421053" calcext:value-type="float">
            <text:p>0.93421053</text:p>
          </table:table-cell>
          <table:table-cell office:value-type="float" office:value="0.94666667" calcext:value-type="float">
            <text:p>0.94666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9-SG</text:p>
          </table:table-cell>
          <table:table-cell office:value-type="float" office:value="0.81090909" calcext:value-type="float">
            <text:p>0.81090909</text:p>
          </table:table-cell>
          <table:table-cell office:value-type="float" office:value="0.83992467" calcext:value-type="float">
            <text:p>0.83992467</text:p>
          </table:table-cell>
          <table:table-cell office:value-type="float" office:value="0.82516189" calcext:value-type="float">
            <text:p>0.8251618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PL-REFL</text:p>
          </table:table-cell>
          <table:table-cell office:value-type="float" office:value="0.87912088" calcext:value-type="float">
            <text:p>0.87912088</text:p>
          </table:table-cell>
          <table:table-cell office:value-type="float" office:value="0.82474227" calcext:value-type="float">
            <text:p>0.82474227</text:p>
          </table:table-cell>
          <table:table-cell office:value-type="float" office:value="0.85106383" calcext:value-type="float">
            <text:p>0.851063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SG-REFL</text:p>
          </table:table-cell>
          <table:table-cell office:value-type="float" office:value="0.90410959" calcext:value-type="float">
            <text:p>0.90410959</text:p>
          </table:table-cell>
          <table:table-cell office:value-type="float" office:value="0.91848907" calcext:value-type="float">
            <text:p>0.91848907</text:p>
          </table:table-cell>
          <table:table-cell office:value-type="float" office:value="0.9112426" calcext:value-type="float">
            <text:p>0.9112426</text:p>
          </table:table-cell>
          <table:table-cell office:value-type="float" office:value="503" calcext:value-type="float">
            <text:p>503</text:p>
          </table:table-cell>
        </table:table-row>
      </table:table>
      <table:table table:name="Rel stage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-SG-SUB</text:p>
          </table:table-cell>
          <table:table-cell office:value-type="float" office:value="0.97613883" calcext:value-type="float">
            <text:p>0.97613883</text:p>
          </table:table-cell>
          <table:table-cell office:value-type="float" office:value="0.98468271" calcext:value-type="float">
            <text:p>0.98468271</text:p>
          </table:table-cell>
          <table:table-cell office:value-type="float" office:value="0.98039216" calcext:value-type="float">
            <text:p>0.9803921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0-PL</text:p>
          </table:table-cell>
          <table:table-cell office:value-type="float" office:value="0.99402985" calcext:value-type="float">
            <text:p>0.99402985</text:p>
          </table:table-cell>
          <table:table-cell office:value-type="float" office:value="1" calcext:value-type="float">
            <text:p>1</text:p>
          </table:table-cell>
          <table:table-cell office:value-type="float" office:value="0.99700599" calcext:value-type="float">
            <text:p>0.9970059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1-SG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82727273" calcext:value-type="float">
            <text:p>0.82727273</text:p>
          </table:table-cell>
          <table:table-cell office:value-type="float" office:value="0.74897119" calcext:value-type="float">
            <text:p>0.7489711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5-SG</text:p>
          </table:table-cell>
          <table:table-cell office:value-type="float" office:value="0.74418605" calcext:value-type="float">
            <text:p>0.74418605</text:p>
          </table:table-cell>
          <table:table-cell office:value-type="float" office:value="0.68085106" calcext:value-type="float">
            <text:p>0.68085106</text:p>
          </table:table-cell>
          <table:table-cell office:value-type="float" office:value="0.71111111" calcext:value-type="float">
            <text:p>0.711111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6-SG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9902724" calcext:value-type="float">
            <text:p>0.99902724</text:p>
          </table:table-cell>
          <table:table-cell office:value-type="float" office:value="0.99323017" calcext:value-type="float">
            <text:p>0.9932301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7-SG</text:p>
          </table:table-cell>
          <table:table-cell office:value-type="float" office:value="0.31818182" calcext:value-type="float">
            <text:p>0.31818182</text:p>
          </table:table-cell>
          <table:table-cell office:value-type="float" office:value="0.41176471" calcext:value-type="float">
            <text:p>0.41176471</text:p>
          </table:table-cell>
          <table:table-cell office:value-type="float" office:value="0.35897436" calcext:value-type="float">
            <text:p>0.358974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8-SG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2-PL-SUB</text:p>
          </table:table-cell>
          <table:table-cell office:value-type="float" office:value="0.87903226" calcext:value-type="float">
            <text:p>0.87903226</text:p>
          </table:table-cell>
          <table:table-cell office:value-type="float" office:value="0.93642612" calcext:value-type="float">
            <text:p>0.93642612</text:p>
          </table:table-cell>
          <table:table-cell office:value-type="float" office:value="0.90682196" calcext:value-type="float">
            <text:p>0.9068219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3-SG</text:p>
          </table:table-cell>
          <table:table-cell office:value-type="float" office:value="0.49315068" calcext:value-type="float">
            <text:p>0.49315068</text:p>
          </table:table-cell>
          <table:table-cell office:value-type="float" office:value="0.23376623" calcext:value-type="float">
            <text:p>0.23376623</text:p>
          </table:table-cell>
          <table:table-cell office:value-type="float" office:value="0.31718062" calcext:value-type="float">
            <text:p>0.317180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4-PL</text:p>
          </table:table-cell>
          <table:table-cell office:value-type="float" office:value="0.57462687" calcext:value-type="float">
            <text:p>0.57462687</text:p>
          </table:table-cell>
          <table:table-cell office:value-type="float" office:value="0.47239264" calcext:value-type="float">
            <text:p>0.47239264</text:p>
          </table:table-cell>
          <table:table-cell office:value-type="float" office:value="0.51851852" calcext:value-type="float">
            <text:p>0.5185185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5-S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6-PL</text:p>
          </table:table-cell>
          <table:table-cell office:value-type="float" office:value="0.84554974" calcext:value-type="float">
            <text:p>0.84554974</text:p>
          </table:table-cell>
          <table:table-cell office:value-type="float" office:value="0.76359338" calcext:value-type="float">
            <text:p>0.76359338</text:p>
          </table:table-cell>
          <table:table-cell office:value-type="float" office:value="0.80248447" calcext:value-type="float">
            <text:p>0.8024844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6-PLS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7-SG</text:p>
          </table:table-cell>
          <table:table-cell office:value-type="float" office:value="0.99563319" calcext:value-type="float">
            <text:p>0.99563319</text:p>
          </table:table-cell>
          <table:table-cell office:value-type="float" office:value="1" calcext:value-type="float">
            <text:p>1</text:p>
          </table:table-cell>
          <table:table-cell office:value-type="float" office:value="0.99781182" calcext:value-type="float">
            <text:p>0.997811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8-P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9-SG</text:p>
          </table:table-cell>
          <table:table-cell office:value-type="float" office:value="0.75792988" calcext:value-type="float">
            <text:p>0.75792988</text:p>
          </table:table-cell>
          <table:table-cell office:value-type="float" office:value="0.8697318" calcext:value-type="float">
            <text:p>0.8697318</text:p>
          </table:table-cell>
          <table:table-cell office:value-type="float" office:value="0.80999108" calcext:value-type="float">
            <text:p>0.8099910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GEN</text:p>
          </table:table-cell>
          <table:table-cell office:value-type="float" office:value="0.98942598" calcext:value-type="float">
            <text:p>0.98942598</text:p>
          </table:table-cell>
          <table:table-cell office:value-type="float" office:value="0.95203488" calcext:value-type="float">
            <text:p>0.95203488</text:p>
          </table:table-cell>
          <table:table-cell office:value-type="float" office:value="0.97037037" calcext:value-type="float">
            <text:p>0.9703703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NEG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0:41:53.969375850</meta:creation-date>
    <dc:date>2018-06-17T11:12:48.857533522</dc:date>
    <meta:editing-duration>PT30M49S</meta:editing-duration>
    <meta:editing-cycles>11</meta:editing-cycles>
    <meta:generator>LibreOffice/6.0.4.2$Linux_X86_64 LibreOffice_project/00m0$Build-2</meta:generator>
    <meta:document-statistic meta:table-count="5" meta:cell-count="783" meta:object-count="0"/>
  </office:meta>
</office:document-meta>
</file>